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widget event handl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util.Observabl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 widget event handling in ExtJs is based on <text:span text:style-name="T1">Ext.util.Observable</text:span> (see separate presentation).</text:p>
              </text:list-item>
              <text:list-item>
                <text:p>In order to handle events properly your widget must containing <text:span text:style-name="T1">Ext.util.Observable</text:span> as a mixin.</text:p>
              </text:list-item>
              <text:list-item>
                <text:p>All regular ExtJs widgets have it.</text:p>
              </text:list-item>
              <text:list-item>
                <text:p>If you are writing your own classes then mix this one in to get the same AP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gistering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 check the documentation as to what data is provided by the event handler.</text:p>
              </text:list-item>
              <text:list-item>
                <text:p>Second, use the <text:span text:style-name="T1">on </text:span><text:span text:style-name="T2">method </text:span><text:span text:style-name="T2">and the event name </text:span><text:span text:style-name="T2">to register:</text:span></text:p>
                <text:p><text:span text:style-name="T1">myButton.on('click', function(btn, e, eOpts) {</text:span></text:p>
                <text:list>
                  <text:list-item>
                    <text:list>
                      <text:list-header>
                        <text:p><text:span text:style-name="T1">// event handling here</text:span></text:p>
                      </text:list-header>
                    </text:list>
                  </text:list-item>
                </text:list>
                <text:p><text:span text:style-name="T1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guments to event handler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First argument is the button itself so that you could share event handlers between widgets.</text:span></text:p>
              </text:list-item>
              <text:list-item>
                <text:p><text:span text:style-name="T2">Other arguments are more event specific (see the docs per event).</text:span></text:p>
              </text:list-item>
              <text:list-item>
                <text:p><text:span text:style-name="T2">If the event you are registering on is a DOM event then the second argument is usually the </text:span><text:span text:style-name="T1">Ext.EventObject</text:span><text:span text:style-name="T2"> ExtJs DOM event wrapper.</text:span></text:p>
              </text:list-item>
              <text:list-item>
                <text:p><text:span text:style-name="T2">You can use this object to find information about the event and handle bubb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event handlers when creat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n creating widgets there is a better way to register event handlers than calling the <text:span text:style-name="T1">on </text:span><text:span text:style-name="T2">method.</text:span></text:p>
              </text:list-item>
              <text:list-item>
                <text:p><text:span text:style-name="T2">Declare a </text:span><text:span text:style-name="T1">listeners </text:span><text:span text:style-name="T2">attribute with the list event names and methods that will respond.</text:span></text:p>
              </text:list-item>
              <text:list-item>
                <text:p><text:span text:style-name="T2">See example (</text:span><text:span text:style-name="T1">event_listeners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event handlers when extend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n extending widgets the same listeners technique can be applied.</text:p>
              </text:list-item>
              <text:list-item>
                <text:p><text:span text:style-name="T2">See example (</text:span><text:span text:style-name="T1">event_defin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nging event handling of exist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can use the <text:span text:style-name="T1">override </text:span><text:span text:style-name="T2">feature of </text:span><text:span text:style-name="T1">Ext.define </text:span><text:span text:style-name="T2">to change the default event handling of existing widgets.</text:span></text:p>
              </text:list-item>
              <text:list-item>
                <text:p><text:span text:style-name="T2">Just use </text:span><text:span text:style-name="T1">Ext.define</text:span><text:span text:style-name="T2"> and the listeners attribute.</text:span></text:p>
              </text:list-item>
              <text:list-item>
                <text:p><text:span text:style-name="T2">See example (</text:span><text:span text:style-name="T1">event_overrid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Weird” widgets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 widgets also have, in addition to the generic infrastructure, their own way of handling events.</text:p>
              </text:list-item>
              <text:list-item>
                <text:p>Example, the <text:span text:style-name="T1">Ext.button.Button</text:span> widget has a <text:span text:style-name="T1">handler </text:span><text:span text:style-name="T2">property to handle it's event.</text:span></text:p>
              </text:list-item>
              <text:list-item>
                <text:p><text:span text:style-name="T2">See examples (</text:span><text:span text:style-name="T1">event_button_simple.html, event_button_extend.html, event_button_overrid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6:08:39</meta:creation-date>
    <meta:editing-duration>PT28M8S</meta:editing-duration>
    <meta:editing-cycles>10</meta:editing-cycles>
    <dc:date>2012-05-18T06:42:38</dc:date>
    <meta:generator>LibreOffice/3.5$Linux_x86 LibreOffice_project/350m1$Build-2</meta:generator>
    <meta:document-statistic meta:object-count="52"/>
  </office:meta>
</office:document-meta>
</file>